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 Condensed" svg:font-family="'Roboto Condensed'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03d3" officeooo:paragraph-rsid="001c03d3"/>
    </style:style>
    <style:style style:name="P2" style:family="paragraph" style:parent-style-name="Standard" style:list-style-name="L1">
      <style:text-properties officeooo:rsid="001c03d3" officeooo:paragraph-rsid="001c03d3"/>
    </style:style>
    <style:style style:name="P3" style:family="paragraph" style:parent-style-name="Standard">
      <style:text-properties fo:font-weight="bold" officeooo:rsid="001c03d3" officeooo:paragraph-rsid="001c03d3" style:font-weight-asian="bold" style:font-weight-complex="bold"/>
    </style:style>
    <style:style style:name="P4" style:family="paragraph" style:parent-style-name="Standard">
      <style:text-properties fo:font-weight="normal" officeooo:rsid="001c03d3" officeooo:paragraph-rsid="001c03d3" style:font-weight-asian="normal" style:font-weight-complex="normal"/>
    </style:style>
    <style:style style:name="P5" style:family="paragraph" style:parent-style-name="Standard" style:list-style-name="L1">
      <style:text-properties officeooo:paragraph-rsid="001c03d3"/>
    </style:style>
    <style:style style:name="P6" style:family="paragraph" style:parent-style-name="Standard">
      <style:text-properties fo:font-style="normal" officeooo:rsid="001c03d3" officeooo:paragraph-rsid="001c03d3" style:font-style-asian="normal" style:font-style-complex="normal"/>
    </style:style>
    <style:style style:name="P7" style:family="paragraph" style:parent-style-name="Standard" style:list-style-name="L2">
      <style:text-properties fo:font-style="normal" officeooo:rsid="001c03d3" officeooo:paragraph-rsid="001c03d3" style:font-style-asian="normal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03d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eview for the season</text:p>
      <text:p text:style-name="P3"/>
      <text:p text:style-name="P4">Main points:</text:p>
      <text:p text:style-name="P4"/>
      <text:list xml:id="list3315256926" text:style-name="L1">
        <text:list-item>
          <text:p text:style-name="P5"><text:span text:style-name="T2">Signing Hummels to bring experience</text:span></text:p>
        </text:list-item>
        <text:list-item>
          <text:p text:style-name="P2"><text:span text:style-name="T1">Bringing in fresh legs to help battle fatigue (and injuries)</text:span></text:p>
        </text:list-item>
        <text:list-item>
          <text:p text:style-name="P2"><text:span text:style-name="T1">Brandt to unlock defenses when they sit back</text:span></text:p>
        </text:list-item>
        <text:list-item>
          <text:p text:style-name="P2"><text:span text:style-name="T1">Favre needs to change – better subs, more prepared to use full squad</text:span></text:p>
        </text:list-item>
        <text:list-item>
          <text:p text:style-name="P2"><text:span text:style-name="T1">We fell just short, but that was a result of having overperformed, and had a lot go our way… What now?</text:span></text:p>
        </text:list-item>
        <text:list-item>
          <text:p text:style-name="P2"><text:span text:style-name="T1">Overall, we look to have improved more than Bayern – how close are we?</text:span></text:p>
        </text:list-item>
      </text:list>
      <text:p text:style-name="P1"><text:span text:style-name="T1"/></text:p>
      <text:p text:style-name="P1"><text:span text:style-name="T1"/></text:p>
      <text:p text:style-name="P6"><text:span text:style-name="T1">Tests:</text:span></text:p>
      <text:p text:style-name="P6"><text:span text:style-name="T1"/></text:p>
      <text:list xml:id="list4232105826" text:style-name="L2">
        <text:list-item>
          <text:p text:style-name="P7"><text:span text:style-name="T1">Look at Hummels effect on Bayern’s performance, and see if I can identify some way of testing inexperience or reliability?</text:span></text:p>
        </text:list-item>
        <text:list-item>
          <text:p text:style-name="P7"><text:span text:style-name="T1">Look at how teams seem to have sat back against us a little more in the second half of the season, and how Brandt may help in those moments</text:span></text:p>
        </text:list-item>
        <text:list-item>
          <text:p text:style-name="P7"><text:span text:style-name="T1">Look at changes in transfermarkt values and other tests of quality? SPI (538)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 Condensed" svg:font-family="'Roboto Condensed'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 Condensed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Roboto Condensed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Roboto Condensed" fo:font-family="'Roboto Condensed'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Roboto Condensed" fo:font-family="'Roboto Condensed'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Roboto Condensed" fo:font-family="'Roboto Condensed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Roboto Condensed" fo:font-family="'Roboto Condensed'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1:14:05.487628613</meta:creation-date>
    <dc:date>2019-08-08T16:26:30.605703488</dc:date>
    <meta:editing-duration>PT5H2M15S</meta:editing-duration>
    <meta:editing-cycles>1</meta:editing-cycles>
    <meta:document-statistic meta:table-count="0" meta:image-count="0" meta:object-count="0" meta:page-count="1" meta:paragraph-count="12" meta:word-count="147" meta:character-count="767" meta:non-whitespace-character-count="639"/>
    <meta:generator>LibreOffice/6.1.6.3$Linux_X86_64 LibreOffice_project/10$Build-3</meta:generator>
  </office:meta>
</office:document-meta>
</file>